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12">
            <text:p>1,512</text:p>
          </table:table-cell>
          <table:table-cell table:style-name="ce22" office:value-type="float" office:value="443">
            <text:p>44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115">
            <text:p>2,115</text:p>
          </table:table-cell>
          <table:table-cell table:style-name="ce23" office:value-type="float" office:value="592">
            <text:p>59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831">
            <text:p>1,831</text:p>
          </table:table-cell>
          <table:table-cell table:style-name="ce23" office:value-type="float" office:value="199">
            <text:p>199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258">
            <text:p>1,258</text:p>
          </table:table-cell>
          <table:table-cell table:style-name="ce22" office:value-type="float" office:value="191">
            <text:p>19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800">
            <text:p>2,800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353">
            <text:p>353</text:p>
          </table:table-cell>
          <table:table-cell table:style-name="ce22" office:value-type="float" office:value="577">
            <text:p>577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506">
            <text:p>3,506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30">
            <text:p>230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91">
            <text:p>1,991</text:p>
          </table:table-cell>
          <table:table-cell table:style-name="ce23" office:value-type="float" office:value="565">
            <text:p>565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3373">
            <text:p>13,373</text:p>
          </table:table-cell>
          <table:table-cell table:style-name="ce23" office:value-type="float" office:value="2124">
            <text:p>2,12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5488">
            <text:p>15,488</text:p>
          </table:table-cell>
          <table:table-cell table:style-name="ce23" office:value-type="float" office:value="2716">
            <text:p>2,7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